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4706" officeooo:paragraph-rsid="0014232e"/>
    </style:style>
    <style:style style:name="P2" style:family="paragraph" style:parent-style-name="Standard">
      <style:text-properties officeooo:rsid="000f8dbb" officeooo:paragraph-rsid="0014232e"/>
    </style:style>
    <style:style style:name="P3" style:family="paragraph" style:parent-style-name="Standard">
      <style:text-properties officeooo:rsid="0014232e" officeooo:paragraph-rsid="0014232e"/>
    </style:style>
    <style:style style:name="P4" style:family="paragraph" style:parent-style-name="Standard">
      <style:text-properties officeooo:rsid="00115ef6" officeooo:paragraph-rsid="0014232e"/>
    </style:style>
    <style:style style:name="P5" style:family="paragraph" style:parent-style-name="Standard">
      <style:text-properties officeooo:rsid="00236233" officeooo:paragraph-rsid="00236233"/>
    </style:style>
    <style:style style:name="P6" style:family="paragraph" style:parent-style-name="Standard">
      <style:text-properties officeooo:rsid="0023df4e" officeooo:paragraph-rsid="0023df4e"/>
    </style:style>
    <style:style style:name="P7" style:family="paragraph" style:parent-style-name="Standard">
      <style:text-properties officeooo:rsid="0023df4e" officeooo:paragraph-rsid="0028bce7"/>
    </style:style>
    <style:style style:name="P8" style:family="paragraph" style:parent-style-name="Standard">
      <style:text-properties officeooo:rsid="0028bce7" officeooo:paragraph-rsid="0028bce7"/>
    </style:style>
    <style:style style:name="P9" style:family="paragraph" style:parent-style-name="Standard">
      <style:text-properties officeooo:rsid="0028c05b" officeooo:paragraph-rsid="0028c05b"/>
    </style:style>
    <style:style style:name="P10" style:family="paragraph" style:parent-style-name="Standard">
      <style:text-properties officeooo:rsid="00290bac" officeooo:paragraph-rsid="00290bac"/>
    </style:style>
    <style:style style:name="P11" style:family="paragraph" style:parent-style-name="Standard" style:list-style-name="L1">
      <style:text-properties officeooo:rsid="0028bce7" officeooo:paragraph-rsid="0028bce7"/>
    </style:style>
    <style:style style:name="P12" style:family="paragraph" style:parent-style-name="Standard" style:list-style-name="L1">
      <style:text-properties officeooo:rsid="00236233" officeooo:paragraph-rsid="00236233"/>
    </style:style>
    <style:style style:name="P13" style:family="paragraph" style:parent-style-name="Standard" style:list-style-name="L1">
      <style:text-properties officeooo:rsid="00236233" officeooo:paragraph-rsid="0028bce7"/>
    </style:style>
    <style:style style:name="P14" style:family="paragraph" style:parent-style-name="Standard" style:list-style-name="L1">
      <style:text-properties officeooo:rsid="0023df4e" officeooo:paragraph-rsid="0023df4e"/>
    </style:style>
    <style:style style:name="P15" style:family="paragraph" style:parent-style-name="Standard" style:list-style-name="L1">
      <style:text-properties officeooo:rsid="002a5db6" officeooo:paragraph-rsid="002a5db6"/>
    </style:style>
    <style:style style:name="P16" style:family="paragraph" style:parent-style-name="Standard">
      <style:text-properties officeooo:rsid="002a5db6" officeooo:paragraph-rsid="002a5db6"/>
    </style:style>
    <style:style style:name="P17" style:family="paragraph" style:parent-style-name="Standard" style:list-style-name="L2">
      <style:text-properties officeooo:rsid="002a5db6" officeooo:paragraph-rsid="002a5db6"/>
    </style:style>
    <style:style style:name="P18" style:family="paragraph" style:parent-style-name="Standard">
      <style:text-properties officeooo:rsid="0028c05b" officeooo:paragraph-rsid="0028c05b"/>
    </style:style>
    <style:style style:name="T1" style:family="text">
      <style:text-properties officeooo:rsid="0014232e"/>
    </style:style>
    <style:style style:name="T2" style:family="text">
      <style:text-properties officeooo:rsid="002202b3"/>
    </style:style>
    <style:style style:name="T3" style:family="text">
      <style:text-properties officeooo:rsid="0028bce7"/>
    </style:style>
    <style:style style:name="T4" style:family="text">
      <style:text-properties officeooo:rsid="0028c05b"/>
    </style:style>
    <style:style style:name="T5" style:family="text">
      <style:text-properties officeooo:rsid="002a5d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ZOP SPECIFICATION</text:p>
      <text:p text:style-name="P8">BOOKMARKS</text:p>
      <text:p text:style-name="P2"/>
      <text:p text:style-name="P4">Level: <text:span text:style-name="T1">3</text:span></text:p>
      <text:p text:style-name="P5">Specification ID: 30<text:span text:style-name="T3">5</text:span></text:p>
      <text:p text:style-name="P1">Version: 0.<text:span text:style-name="T5">2</text:span></text:p>
      <text:p text:style-name="P1"/>
      <text:p text:style-name="P3">INTRODUCTION</text:p>
      <text:p text:style-name="P3">This document defines <text:span text:style-name="T2">a “Bookmark” within the Vizop data structure</text:span>.</text:p>
      <text:p text:style-name="P10">The bookmark feature is not high priority and can be skipped for the first release.</text:p>
      <text:p text:style-name="P3"/>
      <text:p text:style-name="P5">DEFINITION OF A <text:span text:style-name="T3">BOOKMARK</text:span></text:p>
      <text:p text:style-name="P5">A <text:span text:style-name="T3">bookmark</text:span> is a<text:span text:style-name="T3">n object attached to a PHA element such as a HAZOP cause or a Fault Tree gate. The user with editing rights can request a bookmark to be created and attached. The purpose of bookmarks is to allow quick navigation to a point of interest, anywhere within the current project.</text:span></text:p>
      <text:p text:style-name="P5"/>
      <text:p text:style-name="P5">The following are key features of <text:span text:style-name="T3">bookmarks</text:span>:</text:p>
      <text:list xml:id="list2837557666" text:style-name="L1">
        <text:list-item>
          <text:p text:style-name="P11">Any type of PHA element can have a bookmark attached, as far as practicable.</text:p>
        </text:list-item>
        <text:list-item>
          <text:p text:style-name="P12"><text:span text:style-name="T3">Bookmarks</text:span> are stored in the project file, attached to the associated <text:span text:style-name="T3">PHA element</text:span>.</text:p>
        </text:list-item>
        <text:list-item>
          <text:p text:style-name="P13"><text:span text:style-name="T3">Bookmarks</text:span> are loaded with the project file, so that they can be viewed and edited when required.</text:p>
        </text:list-item>
        <text:list-item>
          <text:p text:style-name="P13"><text:span text:style-name="T3">Bookmarks</text:span> can be inserted, edited and deleted by the main user (the user with editing rights) and not by any other collaborator in the project.</text:p>
        </text:list-item>
        <text:list-item>
          <text:p text:style-name="P11">Each element can have no more than one bookmark attached.</text:p>
        </text:list-item>
        <text:list-item>
          <text:p text:style-name="P11">When a PHA element hosting a bookmark is deleted, the undo record should contain information to allow the bookmark to be restored on undo.</text:p>
        </text:list-item>
        <text:list-item>
          <text:p text:style-name="P14"><text:span text:style-name="T3">Bookmarks need not be shown in output (reports, etc) as they are for navigational purposes only</text:span>.</text:p>
        </text:list-item>
        <text:list-item>
          <text:p text:style-name="P15">The project retains the order in which bookmarks were created, so that the user can be shown “oldest first” or “most recent first” as appropriate.</text:p>
        </text:list-item>
      </text:list>
      <text:p text:style-name="P6"/>
      <text:p text:style-name="P6">USER INTERFACE FOR <text:span text:style-name="T3">BOOKMARKS</text:span></text:p>
      <text:p text:style-name="P8">To create a bookmark, the user executes a menu command “Add bookmark” from the Edit menu. This command is available only when exactly one PHA element (of a type that can host a bookmark) is selected. If the element already has a bookmark, the menu command is changed to “Delete bookmark on this element”.</text:p>
      <text:p text:style-name="P8"/>
      <text:p text:style-name="P8">Creation and deletion of bookmarks is undoable.</text:p>
      <text:p text:style-name="P8"/>
      <text:p text:style-name="P9">Navigation to bookmarks: to be defined (not high priority at this stage).</text:p>
      <text:p text:style-name="P7"/>
      <text:p text:style-name="P6">IMPLEMENTATION OF <text:span text:style-name="T4">BOOKMARKS</text:span> IN DATA STRUCTURE</text:p>
      <text:p text:style-name="P9">The project object has an attribute “Bookmarks”, which is a list of <text:span text:style-name="T5">bookmark objects</text:span>, in order of bookmark creation. Bookmark <text:span text:style-name="T5">object</text:span>s needs to be stored in the project file.</text:p>
      <text:p text:style-name="P9"/>
      <text:p text:style-name="P9">An undo record for “delete bookmark” needs to contain the index in BookmarkedElements to reinsert the bookmarked element on undo.</text:p>
      <text:p text:style-name="P9"/>
      <text:p text:style-name="P16">If a bookmarked PHA object is deleted, the corresponding bookmark should also be deleted. The bookmark is reinstated if the PHA object deletion is undone.</text:p>
      <text:p text:style-name="P9"/>
      <text:p text:style-name="P16">BOOKMARK OBJECTS</text:p>
      <text:p text:style-name="P16"><text:soft-page-break/>These are instances of class BookmarkItem. The class definition is in module core_classes. The bookmark instance has the following attributes:</text:p>
      <text:list xml:id="list2016621489" text:style-name="L2">
        <text:list-item>
          <text:p text:style-name="P17">ID (str): Unique ID per project</text:p>
        </text:list-item>
        <text:list-item>
          <text:p text:style-name="P17">PHAObj (PHAObj instance): the PHA object containing PHAElement. (This is stored to make it easier to navigate to the PHAElement. If it isn't stored, we'd have to back-trace the PHAObj by finding out which PHA object hosts PHAElement.)</text:p>
        </text:list-item>
        <text:list-item>
          <text:p text:style-name="P17">PHAElement: the element instance to which the bookmark refers</text:p>
        </text:list-item>
        <text:list-item>
          <text:p text:style-name="P17">HumanName (str): user-assigned name for the bookmark. Not currently used; may be useful in a future version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57.572893854</meta:creation-date>
    <meta:generator>LibreOffice/5.4.2.2$MacOSX_X86_64 LibreOffice_project/22b09f6418e8c2d508a9eaf86b2399209b0990f4</meta:generator>
    <dc:date>2019-06-24T20:53:58.044627502</dc:date>
    <meta:editing-duration>P1DT10H22M18S</meta:editing-duration>
    <meta:editing-cycles>16</meta:editing-cycles>
    <meta:document-statistic meta:table-count="0" meta:image-count="0" meta:object-count="0" meta:page-count="2" meta:paragraph-count="33" meta:word-count="505" meta:character-count="2977" meta:non-whitespace-character-count="2517"/>
  </office:meta>
</office:document-meta>
</file>